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Gothic1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6439" svg:stroke-width="0.019cm" svg:stroke-color="#000000" draw:marker-start="" draw:marker-start-width="0.3cm" draw:marker-start-center="false" draw:marker-end="" draw:marker-end-width="0.3cm" draw:marker-end-center="false" draw:fill="solid" draw:fill-color="#7ed2ed" draw:opacity="10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23b8dc" draw:opacity="10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100%"/>
    </style:style>
    <style:style style:name="gr5" style:family="graphic" style:parent-style-name="standard">
      <style:graphic-properties draw:stroke="dash" draw:stroke-dash="Dashed_20__28_var_29__20_6440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dash" draw:stroke-dash="Dashed_20__28_var_29__20_6441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6442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6443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1" style:family="graphic" style:parent-style-name="standard">
      <style:graphic-properties draw:stroke="dash" draw:stroke-dash="Dashed_20__28_var_29__20_6444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2" style:family="graphic" style:parent-style-name="standard">
      <style:graphic-properties draw:stroke="dash" draw:stroke-dash="Dashed_20__28_var_29__20_6445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3" style:family="graphic" style:parent-style-name="standard">
      <style:graphic-properties draw:stroke="dash" draw:stroke-dash="Dashed_20__28_var_29__20_6446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7ed2ed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23b8dc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469cm" svg:height="1.73cm" draw:transform="skewX (-0.0123918376891597) rotate (2.56598306628206) translate (10.9213416003882cm 16.1820507189034cm)" svg:viewBox="0 0 1470 1731" draw:points="8,551 376,0 884,2 1470,274 1468,1316 1102,1731 0,1588">
            <text:p/>
          </draw:polygon>
          <draw:line draw:style-name="gr2" draw:text-style-name="P2" draw:layer="layout" svg:x1="9.834cm" svg:y1="15.141cm" svg:x2="10.387cm" svg:y2="14.266cm">
            <text:p/>
          </draw:line>
          <draw:polygon draw:style-name="gr3" draw:text-style-name="P3" draw:layer="layout" svg:width="1.46cm" svg:height="0.549cm" draw:transform="skewX (-0.00628318530717951) rotate (2.56353960532927) translate (11.3545556800659cm 15.4705524218404cm)" svg:viewBox="0 0 1461 550" draw:points="0,550 871,0 1461,269">
            <text:p/>
          </draw:polygon>
          <draw:polygon draw:style-name="gr4" draw:text-style-name="P4" draw:layer="layout" svg:width="1.462cm" svg:height="0.688cm" draw:transform="skewX (-0.0125663706143592) rotate (2.56563400043166) translate (10.9079900457394cm 16.1745085461419cm)" svg:viewBox="0 0 1463 689" draw:points="0,550 365,0 874,7 1463,277 1090,689">
            <text:p/>
          </draw:polygon>
          <draw:line draw:style-name="gr5" draw:text-style-name="P2" draw:layer="layout" svg:x1="10.606cm" svg:y1="15.974cm" svg:x2="11.161cm" svg:y2="15.102cm">
            <text:p/>
          </draw:line>
          <draw:line draw:style-name="gr6" draw:text-style-name="P2" draw:layer="layout" svg:x1="10.18cm" svg:y1="15.695cm" svg:x2="10.729cm" svg:y2="14.823cm">
            <text:p/>
          </draw:line>
          <draw:line draw:style-name="gr7" draw:text-style-name="P2" draw:layer="layout" svg:x1="11.211cm" svg:y1="15.707cm" svg:x2="11.762cm" svg:y2="14.832cm">
            <text:p/>
          </draw:line>
          <draw:line draw:style-name="gr8" draw:text-style-name="P2" draw:layer="layout" svg:x1="10.362cm" svg:y1="14.991cm" svg:x2="10.917cm" svg:y2="14.114cm">
            <text:p/>
          </draw:line>
          <draw:line draw:style-name="gr9" draw:text-style-name="P5" draw:layer="layout" svg:x1="10.384cm" svg:y1="14.269cm" svg:x2="10.921cm" svg:y2="14.117cm">
            <text:p/>
          </draw:line>
          <draw:line draw:style-name="gr10" draw:text-style-name="P5" draw:layer="layout" svg:x1="10.917cm" svg:y1="14.117cm" svg:x2="11.762cm" svg:y2="14.835cm">
            <text:p/>
          </draw:line>
          <draw:line draw:style-name="gr11" draw:text-style-name="P5" draw:layer="layout" svg:x1="10.732cm" svg:y1="14.825cm" svg:x2="11.156cm" svg:y2="15.107cm">
            <text:p/>
          </draw:line>
          <draw:line draw:style-name="gr12" draw:text-style-name="P5" draw:layer="layout" svg:x1="10.719cm" svg:y1="14.821cm" svg:x2="10.397cm" svg:y2="14.275cm">
            <text:p/>
          </draw:line>
          <draw:line draw:style-name="gr13" draw:text-style-name="P5" draw:layer="layout" svg:x1="11.172cm" svg:y1="15.106cm" svg:x2="11.762cm" svg:y2="14.83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Gothic1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439" draw:display-name="Dashed (var) 6439" draw:style="rect" draw:dots1="1" draw:dots1-length="6%" draw:distance="6%"/>
    <draw:stroke-dash draw:name="Dashed_20__28_var_29__20_6440" draw:display-name="Dashed (var) 6440" draw:style="rect" draw:dots1="1" draw:dots1-length="0.029cm" draw:dots2="1" draw:dots2-length="0.029cm" draw:distance="0.029cm"/>
    <draw:stroke-dash draw:name="Dashed_20__28_var_29__20_6441" draw:display-name="Dashed (var) 6441" draw:style="rect" draw:dots1="1" draw:dots1-length="0.029cm" draw:dots2="1" draw:dots2-length="0.029cm" draw:distance="0.029cm"/>
    <draw:stroke-dash draw:name="Dashed_20__28_var_29__20_6442" draw:display-name="Dashed (var) 6442" draw:style="rect" draw:dots1="1" draw:dots1-length="6%" draw:distance="6%"/>
    <draw:stroke-dash draw:name="Dashed_20__28_var_29__20_6443" draw:display-name="Dashed (var) 6443" draw:style="rect" draw:dots1="1" draw:dots1-length="6%" draw:distance="6%"/>
    <draw:stroke-dash draw:name="Dashed_20__28_var_29__20_6444" draw:display-name="Dashed (var) 6444" draw:style="rect" draw:dots1="1" draw:dots1-length="0.029cm" draw:dots2="1" draw:dots2-length="0.029cm" draw:distance="0.029cm"/>
    <draw:stroke-dash draw:name="Dashed_20__28_var_29__20_6445" draw:display-name="Dashed (var) 6445" draw:style="rect" draw:dots1="1" draw:dots1-length="0.029cm" draw:dots2="1" draw:dots2-length="0.029cm" draw:distance="0.029cm"/>
    <draw:stroke-dash draw:name="Dashed_20__28_var_29__20_6446" draw:display-name="Dashed (var) 6446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0:47:59.987185158</meta:creation-date>
    <dc:date>2018-05-18T10:48:17.842185811</dc:date>
    <meta:editing-duration>PT18S</meta:editing-duration>
    <meta:editing-cycles>1</meta:editing-cycles>
    <meta:document-statistic meta:object-count="14"/>
    <meta:generator>LibreOffice/6.0.0.3$MacOSX_X86_64 LibreOffice_project/64a0f66915f38c6217de274f0aa8e15618924765</meta:generator>
  </office:meta>
</office:document-meta>
</file>